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ohit Devanagari1" svg:font-family="'Lohit Devanagari'"/>
    <style:font-face style:name="Times New Roman" svg:font-family="'Times New Roman'"/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Monospac821 BT" svg:font-family="'Monospac821 BT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HybhbqRcggbhKjkxwnTheSansMonoConNormal" svg:font-family="HybhbqRcggbhKjkxwnTheSansMonoConNormal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3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4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6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7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8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0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in" loext:border="none"/>
    </style:style>
    <style:style style:name="P13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4" style:family="paragraph" style:parent-style-name="Standard">
      <style:paragraph-properties style:line-height-at-least="0.198in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9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" style:family="paragraph" style:parent-style-name="Standard">
      <style:paragraph-properties fo:margin-top="0in" fo:margin-bottom="0.0783in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fo:text-shadow="none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2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3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181in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4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5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6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27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8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9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30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31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32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3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3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48dea4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2986e1" style:font-size-asian="11pt" style:font-weight-asian="normal" style:font-size-complex="11pt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132112c"/>
    </style:style>
    <style:style style:name="P5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DejaVu Sans Mono" fo:font-size="10pt" fo:letter-spacing="normal" fo:font-style="normal" fo:font-weight="normal" officeooo:paragraph-rsid="0132112c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5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5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5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5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in" loext:border="none"/>
    </style:style>
    <style:style style:name="P5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6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italic" style:font-weight-asian="normal" style:font-name-complex="Lohit Devanagari" style:font-size-complex="10pt" style:language-complex="zxx" style:country-complex="none" style:font-style-complex="italic" style:font-weight-complex="normal" loext:padding="0in" loext:border="none"/>
    </style:style>
    <style:style style:name="P6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in" loext:border="none"/>
    </style:style>
    <style:style style:name="P6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6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6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6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6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34d0d7" style:font-size-asian="11pt" style:font-weight-asian="normal" style:font-size-complex="11pt" style:font-weight-complex="normal" loext:padding="0in" loext:border="none"/>
    </style:style>
    <style:style style:name="P7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b8be6" style:font-size-asian="11pt" style:font-weight-asian="normal" style:font-size-complex="11pt" style:font-weight-complex="normal" loext:padding="0in" loext:border="none"/>
    </style:style>
    <style:style style:name="P7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7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7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7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132112c"/>
    </style:style>
    <style:style style:name="P7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in" loext:border="none"/>
    </style:style>
    <style:style style:name="P7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ato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Lato1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84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85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8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87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88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89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90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1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94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9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86d" fo:background-color="transparent" style:font-size-asian="11pt" style:font-weight-asian="normal" style:font-size-complex="11pt" style:font-weight-complex="normal" loext:padding="0in" loext:border="none"/>
    </style:style>
    <style:style style:name="P96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97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98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01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italic" style:font-weight-asian="normal" style:font-name-complex="Lohit Devanagari" style:font-size-complex="10pt" style:language-complex="zxx" style:country-complex="none" style:font-style-complex="italic" style:font-weight-complex="normal" loext:padding="0in" loext:border="none"/>
    </style:style>
    <style:style style:name="P102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03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04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0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italic" style:font-weight-asian="bold" style:font-name-complex="Lohit Devanagari" style:font-size-complex="14pt" style:language-complex="zxx" style:country-complex="none" style:font-style-complex="italic" style:font-weight-complex="bold" loext:padding="0in" loext:border="none"/>
    </style:style>
    <style:style style:name="P10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10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9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10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in" loext:border="none"/>
    </style:style>
    <style:style style:name="P111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12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13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4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5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6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7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8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19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20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in" loext:border="none"/>
    </style:style>
    <style:style style:name="P121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122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24" style:family="paragraph" style:parent-style-name="Standard">
      <style:paragraph-properties fo:margin-left="0in" fo:margin-right="0in" fo:margin-top="0in" fo:margin-bottom="0.2756in" style:contextual-spacing="false" fo:text-indent="0in" style:auto-text-indent="false"/>
      <style:text-properties officeooo:paragraph-rsid="012986e1"/>
    </style:style>
    <style:style style:name="P125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26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27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8" style:family="paragraph" style:parent-style-name="Standard">
      <loext:graphic-properties draw:fill="solid" draw:fill-color="#333333" draw:opacity="100%"/>
      <style:paragraph-properties fo:margin-left="0in" fo:margin-right="0in" fo:margin-top="0in" fo:margin-bottom="0.0783in" style:contextual-spacing="false" fo:text-align="start" style:justify-single-word="false" fo:text-indent="0in" style:auto-text-indent="false" fo:background-color="#333333"/>
      <style:text-properties style:use-window-font-color="true" loext:opacity="0%" style:font-name="Lato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in" loext:border="none"/>
    </style:style>
    <style:style style:name="P12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in" loext:border="none"/>
    </style:style>
    <style:style style:name="P130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131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132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33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34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style:use-window-font-color="true" loext:opacity="0%" style:font-name="Lato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135" style:family="paragraph" style:parent-style-name="Standard">
      <style:paragraph-properties fo:margin-left="0in" fo:margin-right="0in" fo:margin-top="0in" fo:margin-bottom="0.236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36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137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138" style:family="paragraph" style:parent-style-name="Standard">
      <style:paragraph-properties fo:margin-left="0in" fo:margin-right="0in" fo:margin-top="0in" fo:margin-bottom="0.0984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139" style:family="paragraph" style:parent-style-name="Standard">
      <style:paragraph-properties fo:margin-left="0in" fo:margin-right="0in" fo:margin-top="0in" fo:margin-bottom="0.0984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bold" officeooo:rsid="012986e1" officeooo:paragraph-rsid="012a00e0" style:font-size-asian="11pt" style:font-weight-asian="bold" style:font-size-complex="11pt" style:font-weight-complex="bold" loext:padding="0in" loext:border="none"/>
    </style:style>
    <style:style style:name="P140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41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42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b8be6" style:font-size-asian="11pt" style:font-weight-asian="normal" style:font-size-complex="11pt" style:font-weight-complex="normal" loext:padding="0in" loext:border="none"/>
    </style:style>
    <style:style style:name="P143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144" style:family="paragraph" style:parent-style-name="Standard">
      <style:paragraph-properties fo:margin-left="0in" fo:margin-right="0in" fo:margin-top="0in" fo:margin-bottom="0.2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5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46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47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8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49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50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1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2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" style:family="text">
      <style:text-properties style:font-name="Lato" fo:font-size="10.5pt" style:font-name-asian="Noto Serif CJK SC" style:font-size-asian="10.5pt" style:font-name-complex="Lohit Devanagari" style:font-size-complex="10.5pt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7" style:family="text">
      <style:text-properties fo:color="#0000ff" loext:opacity="100%" style:font-name="DejaVu Sans Mono" fo:font-size="10pt" fo:language="en" fo:country="US" officeooo:rsid="0136cf93" style:font-size-asian="10pt" style:font-size-complex="10pt"/>
    </style:style>
    <style:style style:name="T8" style:family="text">
      <style:text-properties fo:color="#0000ff" loext:opacity="100%" style:font-name="DejaVu Sans Mono" fo:language="en" fo:country="US" officeooo:rsid="0136cf93" style:font-name-asian="Noto Serif CJK SC" style:font-name-complex="Lohit Devanagari"/>
    </style:style>
    <style:style style:name="T9" style:family="text">
      <style:text-properties fo:color="#0000ff" loext:opacity="100%" style:font-name="DejaVu Sans Mono" fo:language="en" fo:country="US" officeooo:rsid="0136cf93"/>
    </style:style>
    <style:style style:name="T10" style:family="text">
      <style:text-properties fo:color="#0000ff" loext:opacity="100%" style:font-name="DejaVu Sans Mono" fo:font-size="10.5pt" fo:language="en" fo:country="US" officeooo:rsid="0136cf93" style:font-name-asian="Noto Serif CJK SC" style:font-size-asian="10.5pt" style:font-name-complex="Lohit Devanagari" style:font-size-complex="10.5pt"/>
    </style:style>
    <style:style style:name="T11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12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3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14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5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6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7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officeooo:rsid="0005e96b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1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1" style:family="text">
      <style:text-properties fo:font-variant="normal" fo:text-transform="none" fo:letter-spacing="normal" fo:font-style="normal" fo:background-color="transparent" loext:char-shading-value="0" loext:padding="0in" loext:border="none"/>
    </style:style>
    <style:style style:name="T22" style:family="text">
      <style:text-properties fo:font-variant="normal" fo:text-transform="none" fo:letter-spacing="normal" fo:font-style="normal" officeooo:rsid="012b8be6" fo:background-color="transparent" loext:char-shading-value="0" loext:padding="0in" loext:border="none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25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26" style:family="text"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" style:family="text">
      <style:text-properties fo:color="#73737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8" style:family="text">
      <style:text-properties fo:color="#336699" loext:opacity="100%" style:font-name="DejaVu Sans Mono" fo:font-size="10pt" fo:letter-spacing="-0.0102in" fo:language="en" fo:country="GB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29" style:family="text">
      <style:text-properties fo:color="#669933" loext:opacity="100%" fo:letter-spacing="-0.0102in" fo:language="en" fo:country="GB" style:text-underline-style="none" officeooo:rsid="012986e1" fo:background-color="transparent" loext:char-shading-value="0" style:font-weight-asian="normal" style:font-weight-complex="normal" loext:padding="0in" loext:border="none"/>
    </style:style>
    <style:style style:name="T30" style:family="text">
      <style:text-properties fo:color="#66993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style-asian="normal" style:font-weight-asian="bold" style:font-style-complex="normal" style:font-weight-complex="bold"/>
    </style:style>
    <style:style style:name="T33" style:family="text">
      <style:text-properties fo:color="#333333" loext:opacity="100%"/>
    </style:style>
    <style:style style:name="T34" style:family="text">
      <style:text-properties fo:color="#333333" loext:opacity="100%" style:font-name="Fira Sans" fo:font-weight="normal"/>
    </style:style>
    <style:style style:name="T35" style:family="text">
      <style:text-properties fo:color="#333333" loext:opacity="100%" style:font-name="Fira Sans" fo:font-size="12pt"/>
    </style:style>
    <style:style style:name="T36" style:family="text">
      <style:text-properties fo:color="#333333" loext:opacity="100%" style:font-name="Fira Sans" fo:font-size="12pt" fo:font-style="italic"/>
    </style:style>
    <style:style style:name="T37" style:family="text"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8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39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0" style:family="text">
      <style:text-properties fo:color="#c9211e" loext:opacity="100%"/>
    </style:style>
    <style:style style:name="T41" style:family="text">
      <style:text-properties fo:color="#c9211e" loext:opacity="100%" officeooo:rsid="012986e1"/>
    </style:style>
    <style:style style:name="T42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43" style:family="text">
      <style:text-properties fo:color="#c9211e" loext:opacity="100%" style:font-name="DejaVu Sans Mono" fo:language="en" fo:country="US" officeooo:rsid="0136cf93" style:font-name-asian="Noto Serif CJK SC" style:font-name-complex="Lohit Devanagari"/>
    </style:style>
    <style:style style:name="T44" style:family="text">
      <style:text-properties fo:color="#c9211e" loext:opacity="100%" style:font-name="DejaVu Sans Mono" fo:font-size="10.5pt" fo:language="en" fo:country="US" officeooo:rsid="0136cf93" style:font-name-asian="Noto Serif CJK SC" style:font-size-asian="10.5pt" style:font-name-complex="Lohit Devanagari" style:font-size-complex="10.5pt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134d0d7"/>
    </style:style>
    <style:style style:name="T48" style:family="text">
      <style:text-properties style:text-underline-style="solid" style:text-underline-width="auto" style:text-underline-color="font-color" officeooo:rsid="0136c86d"/>
    </style:style>
    <style:style style:name="T49" style:family="text">
      <style:text-properties style:text-underline-style="solid" style:text-underline-width="auto" style:text-underline-color="font-color" officeooo:rsid="0138eae1"/>
    </style:style>
    <style:style style:name="T50" style:family="text">
      <style:text-properties style:text-underline-style="solid" style:text-underline-width="auto" style:text-underline-color="font-color" officeooo:rsid="0139d8e1"/>
    </style:style>
    <style:style style:name="T51" style:family="text">
      <style:text-properties style:text-underline-style="solid" style:text-underline-width="auto" style:text-underline-color="font-color" officeooo:rsid="013b2ac9"/>
    </style:style>
    <style:style style:name="T52" style:family="text">
      <style:text-properties style:text-underline-style="solid" style:text-underline-width="auto" style:text-underline-color="font-color" officeooo:rsid="013bbd8b"/>
    </style:style>
    <style:style style:name="T53" style:family="text">
      <style:text-properties style:text-underline-style="solid" style:text-underline-width="auto" style:text-underline-color="font-color" style:font-style-asian="normal" style:font-style-complex="normal"/>
    </style:style>
    <style:style style:name="T54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55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56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57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58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color="#650953" loext:opacity="100%"/>
    </style:style>
    <style:style style:name="T61" style:family="text">
      <style:text-properties officeooo:rsid="0122c4ff" loext:padding="0in" loext:border="none"/>
    </style:style>
    <style:style style:name="T62" style:family="text">
      <style:text-properties style:font-name="GqdfpyHkgxthGwhhqsUtopiaStd-Regular" fo:font-size="9pt" style:font-size-asian="9pt"/>
    </style:style>
    <style:style style:name="T63" style:family="text">
      <style:text-properties officeooo:rsid="0005e96b"/>
    </style:style>
    <style:style style:name="T64" style:family="text">
      <style:text-properties officeooo:rsid="0005e96b" loext:padding="0in" loext:border="none"/>
    </style:style>
    <style:style style:name="T65" style:family="text">
      <style:text-properties officeooo:rsid="0126d0db"/>
    </style:style>
    <style:style style:name="T66" style:family="text">
      <style:text-properties officeooo:rsid="01289a9d"/>
    </style:style>
    <style:style style:name="T67" style:family="text">
      <style:text-properties fo:letter-spacing="normal"/>
    </style:style>
    <style:style style:name="T68" style:family="text">
      <style:text-properties fo:letter-spacing="normal" loext:padding="0in" loext:border="none"/>
    </style:style>
    <style:style style:name="T69" style:family="text">
      <style:text-properties fo:letter-spacing="normal" officeooo:rsid="012510cb"/>
    </style:style>
    <style:style style:name="T70" style:family="text">
      <style:text-properties fo:letter-spacing="normal" officeooo:rsid="012510cb" loext:padding="0in" loext:border="none"/>
    </style:style>
    <style:style style:name="T71" style:family="text">
      <style:text-properties fo:letter-spacing="normal" fo:font-style="italic" style:font-style-asian="italic"/>
    </style:style>
    <style:style style:name="T72" style:family="text">
      <style:text-properties fo:letter-spacing="normal" fo:font-style="italic" officeooo:rsid="012510cb" style:font-style-asian="italic"/>
    </style:style>
    <style:style style:name="T73" style:family="text">
      <style:text-properties officeooo:rsid="012a00e0"/>
    </style:style>
    <style:style style:name="T74" style:family="text">
      <style:text-properties officeooo:rsid="012b8be6"/>
    </style:style>
    <style:style style:name="T75" style:family="text">
      <style:text-properties fo:font-size="10.5pt" style:font-size-asian="10.5pt" style:font-size-complex="10.5pt"/>
    </style:style>
    <style:style style:name="T7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7" style:family="text">
      <style:text-properties fo:font-size="10.5pt" fo:font-style="normal" style:font-size-asian="10.5pt" style:font-style-asian="normal" style:font-size-complex="10.5pt" style:font-style-complex="normal"/>
    </style:style>
    <style:style style:name="T78" style:family="text">
      <style:text-properties fo:font-size="10.5pt" fo:font-weight="bold" style:font-size-asian="10.5pt" style:font-weight-asian="bold" style:font-size-complex="10.5pt" style:font-weight-complex="bold"/>
    </style:style>
    <style:style style:name="T79" style:family="text">
      <style:text-properties style:font-name="DejaVu Sans Mono" fo:font-size="10pt" fo:letter-spacing="-0.0102in" style:font-size-asian="10pt" style:font-size-complex="10pt"/>
    </style:style>
    <style:style style:name="T80" style:family="text">
      <style:text-properties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81" style:family="text">
      <style:text-properties officeooo:rsid="0136cf93"/>
    </style:style>
    <style:style style:name="T82" style:family="text">
      <style:text-properties officeooo:rsid="013771bf"/>
    </style:style>
    <style:style style:name="T83" style:family="text">
      <style:text-properties officeooo:rsid="013da351"/>
    </style:style>
    <style:style style:name="T84" style:family="text">
      <style:text-properties style:font-style-asian="normal" style:font-style-complex="normal"/>
    </style:style>
    <style:style style:name="T85" style:family="text">
      <style:text-properties officeooo:rsid="014041ee"/>
    </style:style>
    <style:style style:name="T86" style:family="text">
      <style:text-properties officeooo:rsid="01415175"/>
    </style:style>
    <style:style style:name="T87" style:family="text">
      <style:text-properties officeooo:rsid="01426b73"/>
    </style:style>
    <style:style style:name="T88" style:family="text">
      <style:text-properties officeooo:rsid="0144218e"/>
    </style:style>
    <style:style style:name="T89" style:family="text">
      <style:text-properties officeooo:rsid="014c2a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<text:span text:style-name="T1">PHP Notes Chapter </text:span><text:span text:style-name="T61">2</text:span><text:span text:style-name="T1">  </text:span><text:span text:style-name="T61">Functions</text:span></text:p>
      <text:p text:style-name="P122"><text:span text:style-name="T64">In PHP, function names are case insensitive and can be referenced before they are </text:span><text:span text:style-name="T63">defined, unless they are defined in a conditional code block.</text:span></text:p>
      <text:p text:style-name="P125">Arguments</text:p>
      <text:p text:style-name="P123"><text:span text:style-name="T68">Arguments </text:span><text:span text:style-name="T70">(</text:span><text:span text:style-name="T71">parameters</text:span><text:span text:style-name="T72">)</text:span><text:span text:style-name="T67">, allow you to pass values into the function scope. </text:span><text:span text:style-name="T69">They </text:span><text:span text:style-name="T67">are passed as a comma-</text:span><text:span text:style-name="T69">s</text:span><text:span text:style-name="T67">eparated list and are evaluated left to right.</text:span></text:p>
      <text:p text:style-name="P33">Argument Type Declarations</text:p>
      <text:p text:style-name="P78"/>
      <text:p text:style-name="P80"><text:span text:style-name="T1">PHP is a loosely typed language and if you specify exactly what</text:span>sort of variable you expect, then your function is going to be more reliable and your code easier to read, <text:span text:style-name="T66">(and a</text:span><text:span text:style-name="T65">lso your IDE can type hint</text:span><text:span text:style-name="T66">).</text:span></text:p>
      <text:p text:style-name="P79"/>
      <text:p text:style-name="P124"><text:span text:style-name="T2">If ph</text:span><text:span text:style-name="T37">p is running in </text:span><text:span text:style-name="T18">strict mode</text:span><text:span text:style-name="T37"> <text:s text:c="2"/></text:span><text:span text:style-name="T5">declare(strict_types = 1); </text:span><text:span text:style-name="T19">and the variable passed into a function is the incorrect typetype, then PHP 7 will raise a TypeError exception.</text:span></text:p>
      <text:p text:style-name="P129">Example 1:</text:p>
      <text:p text:style-name="P56">&lt;?php</text:p>
      <text:p text:style-name="P15">/* $itemName must be a string and $details must be an array */</text:p>
      <text:p text:style-name="P16"/>
      <text:p text:style-name="P20">function addToShoppingCart(string $itemName, array $details) {}</text:p>
      <text:p text:style-name="P17"/>
      <text:p text:style-name="P11">/* $paymentObject must be an object that either:</text:p>
      <text:p text:style-name="P64">implements the PaymentProviderInterface interface,</text:p>
      <text:p text:style-name="P64">or is any child of a class that does */</text:p>
      <text:p text:style-name="P48"/>
      <text:p text:style-name="P126">function requestPayment(PaymentProviderInterface $paymentObject) {}</text:p>
      <text:p text:style-name="P48"/>
      <text:p text:style-name="P65">/* $employee must be an object that is either:</text:p>
      <text:p text:style-name="P11">an instance of the Employee class,</text:p>
      <text:p text:style-name="P11">or is any child of a class that does */</text:p>
      <text:p text:style-name="P11"/>
      <text:p text:style-name="P21">function calculateWage(Employee $employee) {}</text:p>
      <text:p text:style-name="P48"/>
      <text:p text:style-name="P65">/* $callback must be a callable */</text:p>
      <text:p text:style-name="P65"/>
      <text:p text:style-name="P135">function performCalculation(callable $method) {}</text:p>
      <text:p text:style-name="P82"/>
      <text:p text:style-name="P128">Type <text:tab/><text:tab/><text:tab/><text:tab/>Description</text:p>
      <text:p text:style-name="P152">Class name or Interface <text:tab/><text:span text:style-name="T73">A</text:span>n instance of, or a child of, the specified class or interface.</text:p>
      <text:p text:style-name="P152">self <text:tab/><text:tab/><text:tab/><text:tab/>The parameter must be an instance of the current class.</text:p>
      <text:p text:style-name="P152">array</text:p>
      <text:p text:style-name="P152">bool</text:p>
      <text:p text:style-name="P152">float</text:p>
      <text:p text:style-name="P152">int</text:p>
      <text:p text:style-name="P152">string</text:p>
      <text:p text:style-name="P152">iterable <text:tab/><text:tab/><text:tab/>The parameter must be either an array or an instanceof traversable.</text:p>
      <text:p text:style-name="P137">callable <text:tab/><text:tab/><text:tab/>The parameter must be a valid callable.</text:p>
      <text:p text:style-name="P139"><text:soft-page-break/>Note: <text:s/></text:p>
      <text:p text:style-name="P138">When say “ancestor” class, I<text:span text:style-name="T73">t</text:span> referring to any superclass of your class: the parent, the parent’s parent, and so on. Likewise, <text:span text:style-name="T73">if</text:span> using the word “child” <text:s/><text:span text:style-name="T73">it</text:span> denote a child, grandchild, great-grandchild, and so on.</text:p>
      <text:p text:style-name="P136">You cannot use type aliases. For example, you cannot use boolean in place of bool <text:span text:style-name="T62">PHP </text:span>will expect an instance of a class called boolean</text:p>
      <text:p text:style-name="P130">Example <text:span text:style-name="T74">2</text:span>:</text:p>
      <text:p text:style-name="P140">&lt;?php</text:p>
      <text:p text:style-name="P28">function A(boolean $a) {var_dump($a);}</text:p>
      <text:p text:style-name="P28">A(true);</text:p>
      <text:p text:style-name="P28">?&gt;</text:p>
      <text:p text:style-name="P23">// Fatal error: Uncaught TypeError: Argument 1 passed to A() must be an instance of boolean, boolean given...</text:p>
      <text:p text:style-name="P73"/>
      <text:p text:style-name="P71">There are two ways that you can enforce scalar type hinting: coercive (default) and strict. </text:p>
      <text:p text:style-name="P142">You configure the <text:span text:style-name="T31">mode per file</text:span> by placing a <text:span text:style-name="T17">declare</text:span> directive at the top of the file.</text:p>
      <text:p text:style-name="P81"/>
      <text:p text:style-name="P134"><text:span text:style-name="T21">Example </text:span><text:span text:style-name="T22">3</text:span><text:span text:style-name="T21">:</text:span></text:p>
      <text:p text:style-name="P132">&lt;?php</text:p>
      <text:p text:style-name="P5">function sayHello(string $name) {</text:p>
      <text:p text:style-name="P5"><text:s text:c="4"/>echo gettype($name);</text:p>
      <text:p text:style-name="P5">}</text:p>
      <text:p text:style-name="P5">?&gt;</text:p>
      <text:p text:style-name="P18">sayHello(100); // string</text:p>
      <text:p text:style-name="P18"/>
      <text:p text:style-name="P131">Example <text:span text:style-name="T74">4</text:span>:</text:p>
      <text:p text:style-name="P22">&lt;?php</text:p>
      <text:p text:style-name="P24">declare(strict_types=1);</text:p>
      <text:p text:style-name="P5">function sayHello(string $name) {</text:p>
      <text:p text:style-name="P5"><text:s text:c="4"/>echo gettype($name);</text:p>
      <text:p text:style-name="P19">}</text:p>
      <text:p text:style-name="P22">sayHello(100);</text:p>
      <text:p text:style-name="P22">?&gt;</text:p>
      <text:p text:style-name="P12">/*Fatal error: Uncaught TypeError: Argument 1 passed to sayHello() must be </text:p>
      <text:p text:style-name="P12">of the type string, integer given,*/</text:p>
      <text:p text:style-name="P81"/>
      <text:p text:style-name="P81"/>
      <text:p text:style-name="P33">Alternate Null Type Syntax</text:p>
      <text:p text:style-name="P76"/>
      <text:p text:style-name="P143">PHP 7.1 introduced a new way to type hint variables that may be null.<text:tab/></text:p>
      <text:p text:style-name="P74"><text:span text:style-name="T23">Example </text:span><text:span text:style-name="T24">5</text:span><text:span text:style-name="T23">:</text:span></text:p>
      <text:p text:style-name="P76"/>
      <text:p text:style-name="P132">&lt;?php</text:p>
      <text:p text:style-name="P5">function myFunc(?MyObject $myObj){</text:p>
      <text:p text:style-name="P5"><text:s text:c="4"/>echo "hello world";</text:p>
      <text:p text:style-name="P22">}</text:p>
      <text:p text:style-name="P29">// this is allowed</text:p>
      <text:p text:style-name="P22">myFunc(null);</text:p>
      <text:p text:style-name="P29">// this produces a fatal error: Too few arguments</text:p>
      <text:p text:style-name="P133">myFunc();</text:p>
      <text:p text:style-name="P72"><text:span text:style-name="T31">Note</text:span> : The argument is not optional; <text:s/>you have to explicitly pass null or an object of the specified type.</text:p>
      <text:p text:style-name="P33"><text:soft-page-break/>Optional Arguments</text:p>
      <text:p text:style-name="P76"/>
      <text:p text:style-name="P127">&lt;?php</text:p>
      <text:p text:style-name="P5">function sayHi($message = 'world') {</text:p>
      <text:p text:style-name="P22"><text:s text:c="4"/>echo "Hello $message";</text:p>
      <text:p text:style-name="P5">}</text:p>
      <text:p text:style-name="P141">sayHi();</text:p>
      <text:p text:style-name="P133">?&gt;</text:p>
      <text:p text:style-name="P120">/*Hello $message*/</text:p>
      <text:p text:style-name="P69"><text:span text:style-name="T25">Note: </text:span><text:span text:style-name="T21"><text:s/>PHP 7 will throw an ArgumentCountError if you do not supply all the mandatory parameters to a function. </text:span></text:p>
      <text:p text:style-name="P69"><text:span text:style-name="T21"/></text:p>
      <text:p text:style-name="P69"/>
      <text:p text:style-name="P70"/>
      <text:p text:style-name="P69"/>
      <text:p text:style-name="P69"/>
      <text:h text:style-name="P1" text:outline-level="1">Overloading in PHP</text:h>
      <text:p text:style-name="P35"/>
      <text:p text:style-name="P83">In other programming languages, overloading usually refers to declaring multiple functions with the same name but with differing quantities and types of arguments.</text:p>
      <text:p text:style-name="P38"><text:span text:style-name="T31">PHP will not let you redeclare the same function name</text:span>. However, PHP does let you call a function with different arguments and offers you some functions to be able to access the arguments that a function was called with.</text:p>
      <text:p text:style-name="P38"/>
      <text:p text:style-name="P38"/>
      <text:p text:style-name="P50"><text:span text:style-name="Strong_20_Emphasis"><text:span text:style-name="T28">func_num_args</text:span></text:span><text:span text:style-name="T27">(): </text:span><text:span text:style-name="T30">int<text:tab/><text:tab/><text:tab/></text:span><text:span text:style-name="T79">Gets the number of arguments passed to the function.</text:span></text:p>
      <text:p text:style-name="P53"><text:span text:style-name="T29"/></text:p>
      <text:p text:style-name="P50"><text:span text:style-name="Strong_20_Emphasis"><text:span text:style-name="T28">func_get_args</text:span></text:span><text:span text:style-name="T27">(): </text:span><text:span text:style-name="T30">array<text:tab/><text:tab/><text:tab/></text:span><text:span text:style-name="T80">Gets an array of the function's argument list.</text:span></text:p>
      <text:p text:style-name="P53"><text:span text:style-name="T29"/></text:p>
      <text:p text:style-name="Standard"><text:span text:style-name="Strong_20_Emphasis"><text:span text:style-name="T13">func_get_arg</text:span></text:span><text:span text:style-name="T12">(</text:span><text:span text:style-name="T16">int</text:span><text:span text:style-name="T12"> </text:span><text:span text:style-name="Source_20_Text"><text:span text:style-name="T14">$position</text:span></text:span><text:span text:style-name="T12">): </text:span><text:span text:style-name="Strong_20_Emphasis"><text:span text:style-name="T13">mixed<text:tab/></text:span></text:span><text:span text:style-name="T20">Gets the specified argument from a user-defined function's</text:span><text:span text:style-name="T15"> <text:tab/><text:tab/><text:tab/><text:tab/><text:tab/><text:tab/></text:span><text:span text:style-name="T20">argument list.</text:span></text:p>
      <text:p text:style-name="P38"/>
      <text:p text:style-name="P39"><text:span text:style-name="T46">Example </text:span><text:span text:style-name="T47">6</text:span><text:span text:style-name="T46">:</text:span></text:p>
      <text:p text:style-name="P38"/>
      <text:p text:style-name="P87">&lt;?php</text:p>
      <text:p text:style-name="P148">function foo() {</text:p>
      <text:p text:style-name="P25"><text:s text:c="3"/>$numArgs = func_num_args();</text:p>
      <text:p text:style-name="P25"><text:s text:c="3"/>$args = func_get_args();</text:p>
      <text:p text:style-name="P25"><text:s text:c="3"/>$fistArg = func_get_arg(0);</text:p>
      <text:p text:style-name="P4"/>
      <text:p text:style-name="P4"><text:s text:c="3"/>echo 'Number or arguments: ' . $numArgs . '&lt;br&gt;';</text:p>
      <text:p text:style-name="P4"><text:s text:c="3"/>echo '1st argument: ' . $fistArg . '&lt;br&gt;';</text:p>
      <text:p text:style-name="P30"><text:s text:c="3"/>var_export($args);</text:p>
      <text:p text:style-name="P145">}</text:p>
      <text:p text:style-name="P145">foo('000', 1, 'two', 'THREE', 'iv');</text:p>
      <text:p text:style-name="P4">?&gt;</text:p>
      <text:p text:style-name="P38"/>
      <text:p text:style-name="P38"/>
      <text:p text:style-name="P62">/*</text:p>
      <text:p text:style-name="P62">Number or arguments: 5<text:line-break/>1st argument: 000<text:line-break/>array ( 0 =&gt; '000', 1 =&gt; 1, 2 =&gt; 'two', 3 =&gt; 'THREE', 4 =&gt; 'iv', )</text:p>
      <text:p text:style-name="P62">*/</text:p>
      <text:p text:style-name="P38"/>
      <text:p text:style-name="P95"><text:soft-page-break/><text:span text:style-name="T46">Example </text:span><text:span text:style-name="T48">7</text:span><text:span text:style-name="T46">:</text:span></text:p>
      <text:p text:style-name="P55"/>
      <text:p text:style-name="P93">&lt;?php</text:p>
      <text:p text:style-name="P54">function bar(?string $data): void {</text:p>
      <text:p text:style-name="P4"><text:s text:c="4"/>$data = 'Changed';</text:p>
      <text:p text:style-name="P4"/>
      <text:p text:style-name="P4"><text:s text:c="4"/>if (func_num_args() &gt; 0) {</text:p>
      <text:p text:style-name="P4"><text:s text:c="8"/>echo func_get_arg(0);</text:p>
      <text:p text:style-name="P4"><text:s text:c="4"/>} </text:p>
      <text:p text:style-name="P4">}</text:p>
      <text:p text:style-name="P4"/>
      <text:p text:style-name="P4">bar(‘<text:span text:style-name="T81">Variable’</text:span>);</text:p>
      <text:p text:style-name="P145">?&gt;</text:p>
      <text:p text:style-name="P10">/* Changed */</text:p>
      <text:p text:style-name="P38"/>
      <text:p text:style-name="P38"/>
      <text:p text:style-name="P40">In PHP 5, this outputs Variable, but in PHP 7, it outputs Changed. </text:p>
      <text:p text:style-name="P40">This shows that in PHP 7 if you change the value of an argument in a function, then the value returned by func_get_arg() will be the new value and not the original value.</text:p>
      <text:p text:style-name="P38"/>
      <text:p text:style-name="P77"><text:span text:style-name="T26"/></text:p>
      <text:p text:style-name="P34"><text:span text:style-name="T21"/></text:p>
      <text:p text:style-name="P75"/>
      <text:p text:style-name="P37">Variadics</text:p>
      <text:p text:style-name="P75"/>
      <text:p text:style-name="P96">By using the ... token in <text:span text:style-name="T82">the</text:span> argument list, <text:s/><text:span text:style-name="T82">it is </text:span>specify that the function will accept a variable number of parameters.</text:p>
      <text:p text:style-name="P119">The variadic parameters are made available in <text:span text:style-name="T82">the</text:span> function as an array. If mixing normal fixed parameters with a variadic syntax, then the variadic parameter must be the last parameter in the list of parameters.</text:p>
      <text:p text:style-name="P110"><text:span text:style-name="T46">Example </text:span><text:span text:style-name="T49">8</text:span><text:span text:style-name="T46">:</text:span></text:p>
      <text:p text:style-name="P57">&lt;?php</text:p>
      <text:p text:style-name="P88">function baz($required, $optional = null, ...$variadic) {</text:p>
      <text:p text:style-name="P6"><text:s text:c="4"/>printf(</text:p>
      <text:p text:style-name="P6"><text:s text:c="8"/>'Required: %d; Optional: %d; number of variadic parameters: %d &lt;br&gt;', </text:p>
      <text:p text:style-name="P6"><text:s text:c="8"/>$required, $optional, count($variadic)</text:p>
      <text:p text:style-name="P6"><text:s text:c="4"/>);</text:p>
      <text:p text:style-name="P6">}</text:p>
      <text:p text:style-name="P6"/>
      <text:p text:style-name="P6">baz(1);</text:p>
      <text:p text:style-name="P6">baz(1, 2);</text:p>
      <text:p text:style-name="P6">baz(1, 2, 3);</text:p>
      <text:p text:style-name="P6">baz(1, 2, 3, 4);</text:p>
      <text:p text:style-name="P146">baz(1, 2, 3, 4, 5);</text:p>
      <text:p text:style-name="P26">?&gt;</text:p>
      <text:p text:style-name="P99"/>
      <text:p text:style-name="P63">/*</text:p>
      <text:p text:style-name="P63">Required: 1; Optional: 0; number of variadic parameters: 0<text:line-break/>Required: 1; Optional: 2; number of variadic parameters: 0<text:line-break/>Required: 1; Optional: 2; number of variadic parameters: 1<text:line-break/>Required: 1; Optional: 2; number of variadic parameters: 2<text:line-break/>Required: 1; Optional: 2; number of variadic parameters: 3</text:p>
      <text:p text:style-name="P63">*/</text:p>
      <text:p text:style-name="P104"><text:soft-page-break/>References</text:p>
      <text:p text:style-name="P100">The &amp; operator marks the parameter as being passed by reference.</text:p>
      <text:p text:style-name="P97"><text:span text:style-name="T46">Example </text:span><text:span text:style-name="T50">9</text:span><text:span text:style-name="T46">:</text:span></text:p>
      <text:p text:style-name="P89">&lt;?<text:span text:style-name="T83">php</text:span></text:p>
      <text:p text:style-name="P57">function addOne(<text:span text:style-name="T40">&amp;</text:span>$arg) {</text:p>
      <text:p text:style-name="P6"><text:s text:c="4"/>$arg++;</text:p>
      <text:p text:style-name="P31">}</text:p>
      <text:p text:style-name="P6">$a = 1;</text:p>
      <text:p text:style-name="P6">addOne($a);</text:p>
      <text:p text:style-name="P149">echo $a; </text:p>
      <text:p text:style-name="P7">?&gt;</text:p>
      <text:p text:style-name="P3"/>
      <text:p text:style-name="P10">// 2</text:p>
      <text:p text:style-name="P41"/>
      <text:p text:style-name="P41">If a function argument is not defined as being a reference, then you cannot pass a <text:s/>reference in that argument.</text:p>
      <text:p text:style-name="P75"/>
      <text:p text:style-name="P111"><text:span text:style-name="T46">Example </text:span><text:span text:style-name="T51">10</text:span><text:span text:style-name="T46">:</text:span></text:p>
      <text:p text:style-name="P108">&lt;?php</text:p>
      <text:p text:style-name="P94">function addOne($arg) {</text:p>
      <text:p text:style-name="P94"><text:s text:c="4"/>$arg++;</text:p>
      <text:p text:style-name="P108">}</text:p>
      <text:p text:style-name="P94">$a = 0;</text:p>
      <text:p text:style-name="P94">addOne(&amp;$a); </text:p>
      <text:p text:style-name="P108">echo $a;</text:p>
      <text:p text:style-name="P108">?&gt;</text:p>
      <text:p text:style-name="P58"><text:span text:style-name="T33">// fatal error as of PHP 5.4.0</text:span></text:p>
      <text:p text:style-name="P75"/>
      <text:p text:style-name="P36"/>
      <text:p text:style-name="P36"/>
      <text:p text:style-name="P36"/>
      <text:p text:style-name="P36">Variable Functions</text:p>
      <text:p text:style-name="P75"/>
      <text:p text:style-name="P112"><text:span text:style-name="T46">Example </text:span><text:span text:style-name="T51">1</text:span><text:span text:style-name="T52">1</text:span><text:span text:style-name="T46">:</text:span></text:p>
      <text:p text:style-name="P57">&lt;?php</text:p>
      <text:p text:style-name="P57">function foo() {</text:p>
      <text:p text:style-name="P57">    echo 'Foo';</text:p>
      <text:p text:style-name="P57">}</text:p>
      <text:p text:style-name="P57">$var = 'foo';</text:p>
      <text:p text:style-name="P59">$var(); </text:p>
      <text:p text:style-name="P59"/>
      <text:p text:style-name="P66">// <text:span text:style-name="T86">Foo</text:span></text:p>
      <text:p text:style-name="P75"/>
      <text:p text:style-name="P75"/>
      <text:p text:style-name="P42"><text:span text:style-name="T31">Note:</text:span> </text:p>
      <text:p text:style-name="P42">Language constructs such as we saw earlier are not functions. You cannot use them as variable functions.</text:p>
      <text:p text:style-name="P42">You can call any callable as a variable function.</text:p>
      <text:p text:style-name="P75"/>
      <text:p text:style-name="P75"/>
      <text:p text:style-name="P75"><text:soft-page-break/></text:p>
      <text:p text:style-name="P75"/>
      <text:p text:style-name="P106">Returns</text:p>
      <text:p text:style-name="P43"><text:span text:style-name="T84">Using the return statement will prevent further code from executing in your function.</text:span></text:p>
      <text:p text:style-name="P103"><text:span text:style-name="T84">If you return from the root scope, then your program will terminate.</text:span></text:p>
      <text:p text:style-name="P113"><text:span text:style-name="T53">Example </text:span><text:span text:style-name="T54">1</text:span><text:span text:style-name="T55">2</text:span><text:span text:style-name="T53">:</text:span></text:p>
      <text:p text:style-name="P60"><text:span text:style-name="T84">&lt;?php</text:span></text:p>
      <text:p text:style-name="P60"><text:span text:style-name="T84">return "hello";</text:span></text:p>
      <text:p text:style-name="P101"><text:span text:style-name="T84">echo "This is never run";</text:span></text:p>
      <text:p text:style-name="P43"><text:span text:style-name="T84">PHP will return </text:span><text:span text:style-name="T32">NULL</text:span><text:span text:style-name="T84"> if you do not specify a return value for your function using the return keyword.</text:span></text:p>
      <text:p text:style-name="P43"><text:span text:style-name="T84"/></text:p>
      <text:p text:style-name="P43"><text:span text:style-name="T84"/></text:p>
      <text:p text:style-name="P105"><text:span text:style-name="T84">Return Type Declarations</text:span></text:p>
      <text:p text:style-name="P44">To specify what variable type the function will return, place a colon and the type after the parameters braces.</text:p>
      <text:p text:style-name="P44"/>
      <text:p text:style-name="P45">Because PHP is in coercive mode by default, <text:span text:style-name="T85">if the wrong varable type has been given as argument,</text:span> <text:span text:style-name="T85">php</text:span> <text:s/><text:span text:style-name="T85">will try to <text:s/></text:span>converts <text:span text:style-name="T86">it</text:span><text:span text:style-name="T85"> to the specifed </text:span><text:span text:style-name="T86">type </text:span>when it returns from the function. </text:p>
      <text:p text:style-name="P49">If we declared strict mode <text:span text:style-name="T86">or PHP is unable to convert it</text:span>, then PHP would generate a TypeError.</text:p>
      <text:p text:style-name="P45"/>
      <text:p text:style-name="P114"><text:span text:style-name="T53">Example </text:span><text:span text:style-name="T54">1</text:span><text:span text:style-name="T56">3</text:span><text:span text:style-name="T53">:</text:span></text:p>
      <text:p text:style-name="P109">&lt;?<text:span text:style-name="T87">php</text:span></text:p>
      <text:p text:style-name="P61">function getFullName($nameAndSurname)<text:span text:style-name="T40">: string</text:span> {</text:p>
      <text:p text:style-name="P8"><text:s text:c="4"/>return $nameAndSurname;</text:p>
      <text:p text:style-name="P8">}</text:p>
      <text:p text:style-name="P8"/>
      <text:p text:style-name="P147">echo gettype(getFullName(123456));</text:p>
      <text:p text:style-name="P8">?&gt;</text:p>
      <text:p text:style-name="P45"/>
      <text:p text:style-name="P67">// string</text:p>
      <text:p text:style-name="P67"/>
      <text:p text:style-name="P67"/>
      <text:p text:style-name="P46"><text:span text:style-name="T31">Note: <text:s/></text:span>You can't specify strict mode for just one of the return or argument type declarations. If you specify strict mode, it will affect both.</text:p>
      <text:p text:style-name="P46"/>
      <text:p text:style-name="P46"/>
      <text:p text:style-name="P85">Return Void</text:p>
      <text:p text:style-name="P115"><text:span text:style-name="T53">Example </text:span><text:span text:style-name="T54">1</text:span><text:span text:style-name="T57">4<text:tab/>"void" (PHP 7.1+)</text:span><text:span text:style-name="T53">:</text:span></text:p>
      <text:p text:style-name="P90">&lt;?php</text:p>
      <text:p text:style-name="P61">function sayHello()<text:span text:style-name="T40">:void</text:span> {</text:p>
      <text:p text:style-name="P8"><text:s text:c="4"/>echo 'Hello World! &lt;br&gt;';</text:p>
      <text:p text:style-name="P8">}</text:p>
      <text:p text:style-name="P8"/>
      <text:p text:style-name="P8">$greedings = sayHello();</text:p>
      <text:p text:style-name="P147">var_dump($greedings);</text:p>
      <text:p text:style-name="P8">?&gt;</text:p>
      <text:p text:style-name="P61"/>
      <text:p text:style-name="P92">/*</text:p>
      <text:p text:style-name="P92">Hello World!<text:line-break/>NULL</text:p>
      <text:p text:style-name="P67">*/</text:p>
      <text:h text:style-name="P2" text:outline-level="3"><text:soft-page-break/><text:span text:style-name="T38">Using </text:span><text:span text:style-name="Source_20_Text"><text:span text:style-name="T39">static</text:span></text:span><text:span text:style-name="T38"> variables</text:span></text:h>
      <text:p text:style-name="P67"/>
      <text:p text:style-name="P98">A static variable exists only in a local function scope, but it does not lose its value when program execution leaves this scope.</text:p>
      <text:p text:style-name="P116"><text:span text:style-name="T53">Example </text:span><text:span text:style-name="T54">1</text:span><text:span text:style-name="T58">5</text:span><text:span text:style-name="T53">:</text:span></text:p>
      <text:p text:style-name="P91">&lt;?<text:span text:style-name="T88">php<text:tab/><text:tab/><text:tab/><text:tab/><text:tab/><text:tab/><text:tab/><text:tab/><text:tab/></text:span>&lt;?<text:span text:style-name="T88">php</text:span></text:p>
      <text:p text:style-name="P91">function blue() {<text:tab/><text:tab/><text:tab/><text:tab/><text:tab/><text:tab/><text:tab/>function red() {</text:p>
      <text:p text:style-name="P27"><text:s text:c="4"/>$b = 0;<text:tab/><text:tab/><text:tab/><text:tab/><text:tab/><text:tab/><text:tab/><text:tab/> <text:s text:c="3"/><text:span text:style-name="T40">static</text:span> $r = 0;</text:p>
      <text:p text:style-name="P27"><text:s text:c="4"/>$b++;<text:tab/><text:tab/><text:tab/><text:tab/><text:tab/><text:tab/><text:tab/><text:tab/> <text:s text:c="3"/>$r++;</text:p>
      <text:p text:style-name="P27"><text:s text:c="4"/>return $b;<text:tab/><text:tab/><text:tab/><text:tab/><text:tab/><text:tab/><text:tab/> <text:s text:c="3"/>return $r;</text:p>
      <text:p text:style-name="P150">}<text:tab/><text:tab/><text:tab/><text:tab/><text:tab/><text:tab/><text:tab/><text:tab/><text:tab/>}</text:p>
      <text:p text:style-name="P27">echo blue();<text:tab/><text:tab/><text:tab/><text:tab/><text:tab/><text:tab/><text:tab/>echo red();</text:p>
      <text:p text:style-name="P27">echo blue();<text:tab/><text:tab/><text:tab/><text:tab/><text:tab/><text:tab/><text:tab/>echo red();</text:p>
      <text:p text:style-name="P27">echo blue();<text:tab/><text:tab/><text:tab/><text:tab/><text:tab/><text:tab/><text:tab/>echo red();</text:p>
      <text:p text:style-name="P27">?&gt;<text:tab/><text:tab/><text:tab/><text:tab/><text:tab/><text:tab/><text:tab/><text:tab/><text:tab/>?&gt;</text:p>
      <text:p text:style-name="P61"/>
      <text:p text:style-name="P118">// 111<text:tab/><text:tab/><text:tab/><text:tab/><text:tab/><text:tab/><text:tab/><text:tab/>// 1<text:span text:style-name="T88">23</text:span></text:p>
      <text:p text:style-name="P13"><text:span text:style-name="T88">S</text:span>tatic variables also provide one way to deal with recursive functions. </text:p>
      <text:p text:style-name="P32"/>
      <text:p text:style-name="P151"><text:span text:style-name="Source_20_Text"><text:span text:style-name="T39">Return by Reference</text:span></text:span></text:p>
      <text:p text:style-name="P52">It is possible to declare a function so that it returns a reference to a variable, rather than a copy of the variable. </text:p>
      <text:p text:style-name="P52">To declare a function as return by reference, you place an <text:span text:style-name="T4">&amp;</text:span> operator in front of its name.</text:p>
      <text:p text:style-name="P107">Then, when calling the function, you also place the <text:span text:style-name="T4">&amp;</text:span> operator in front of the call, <text:span text:style-name="T89">else it will assign by value.</text:span></text:p>
      <text:p text:style-name="P117"><text:span text:style-name="T53">Example </text:span><text:span text:style-name="T54">1</text:span><text:span text:style-name="T58">5</text:span><text:span text:style-name="T53">:</text:span></text:p>
      <text:p text:style-name="P102">&lt;?php</text:p>
      <text:p text:style-name="P9">function <text:span text:style-name="T40">&amp;</text:span>collector() {</text:p>
      <text:p text:style-name="P8"><text:s text:c="4"/>static $collection = array();</text:p>
      <text:p text:style-name="P8"><text:s text:c="4"/>return $collection;</text:p>
      <text:p text:style-name="P32">}</text:p>
      <text:p text:style-name="P8">$myCollection = <text:span text:style-name="T40">&amp;</text:span>collector();</text:p>
      <text:p text:style-name="P14">$myCollection[] = 'silver britannia';</text:p>
      <text:p text:style-name="P8"/>
      <text:p text:style-name="P8">$yourCollection = <text:span text:style-name="T40">&amp;</text:span>collector();</text:p>
      <text:p text:style-name="P14">array_push($yourCollection, 'golden eagles');</text:p>
      <text:p text:style-name="P8"/>
      <text:p text:style-name="P14">array_push(collector(), 'krugerrand');</text:p>
      <text:p text:style-name="P8"/>
      <text:p text:style-name="P147">var_export($myCollection);</text:p>
      <text:p text:style-name="P8">?&gt;</text:p>
      <text:p text:style-name="P51"/>
      <text:p text:style-name="P144">// array ( 0 =&gt; 'silver britannia', 1 =&gt; 'golden eagles', 2 =&gt; 'krugerrand', )</text:p>
      <text:p text:style-name="P84"><text:span text:style-name="Strong_20_Emphasis"><text:span text:style-name="T78">Note</text:span></text:span><text:span text:style-name="T78">: </text:span><text:span text:style-name="T75">Note that  </text:span><text:span text:style-name="Source_20_Text"><text:span text:style-name="T6">array_push(</text:span></text:span><text:span text:style-name="Source_20_Text"><text:span text:style-name="T42">&amp;</text:span></text:span><text:span text:style-name="Source_20_Text"><text:span text:style-name="T6">collector(), 'foo');</text:span></text:span><text:span text:style-name="T11"> </text:span><text:span text:style-name="T75">will </text:span><text:span text:style-name="Emphasis"><text:span text:style-name="T77">not</text:span></text:span><text:span text:style-name="T75"> work, it results in a fatal error.</text:span></text:p>
      <text:p text:style-name="P86">The function itself must return a variable. If you try to return, for example, a numeric literal like 1, a runtime error will be generated.</text:p>
      <text:p text:style-name="P86">Two use cases for this are the Factory pattern and for obtaining a resource like a filehandle or database connection.</text:p>
      <text:p text:style-name="P46"><text:soft-page-break/><text:span text:style-name="T75"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8">Callables</text:p>
      <text:p text:style-name="P68">Lambdas</text:p>
      <text:p text:style-name="P68">Closures</text:p>
      <text:p text:style-name="P47"><text:span text:style-name="T41">Return by referance OOP https://www.php.net/manual/en/language.references.return.php </text:span></text:p>
      <text:p text:style-name="P68">Yeild generators </text:p>
      <text:p text:style-name="P68">Use nested functions</text:p>
      <text:p text:style-name="P47"><text:span text:style-name="T41">overload OOP <text:s/>https://www.geeksforgeeks.org/overloading-in-php/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ohit Devanagari1" svg:font-family="'Lohit Devanagari'"/>
    <style:font-face style:name="Times New Roman" svg:font-family="'Times New Roman'"/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Monospac821 BT" svg:font-family="'Monospac821 BT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HybhbqRcggbhKjkxwnTheSansMonoConNormal" svg:font-family="HybhbqRcggbhKjkxwnTheSansMonoConNormal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09-08T17:15:03.207689798</dc:date>
    <meta:editing-duration>PT15H13M2S</meta:editing-duration>
    <meta:editing-cycles>85</meta:editing-cycles>
    <meta:generator>LibreOffice/7.1.6.2$Linux_X86_64 LibreOffice_project/10$Build-2</meta:generator>
    <meta:document-statistic meta:table-count="0" meta:image-count="0" meta:object-count="0" meta:page-count="8" meta:paragraph-count="245" meta:word-count="1488" meta:character-count="9259" meta:non-whitespace-character-count="7754"/>
  </office:meta>
</office:document-meta>
</file>